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p" style:master-page-name="Standard"/>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P3</text:p>
      <text:p text:style-name="p"><text:a xlink:type="simple" xlink:href="http://localhost:8000/packages/mypackage/media/audio/sample.mp3?embed&amp;height=45&amp;width=200">This is a sample MP3 (alt Text)</text:a></text:p>
      <text:p text:style-name="p">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 text:style-name="i-b">.</text:span></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meta:generator>
    <meta:creation-date>2007-01-19T09:45:14</meta:creation-date>
    <dc:date>2007-01-19T09:50:02</dc:date>
    <dc:language>en-US</dc:language>
    <meta:editing-cycles>2</meta:editing-cycles>
    <meta:editing-duration>PT4M49S</meta:editing-duration>
    <meta:template xlink:type="simple" xlink:actuate="onRequest" xlink:role="template" xlink:href="../../../../../templates/ice-template.ott" xlink:title="ice-template" meta:date="2007-01-19T09:45:14"/>
    <meta:user-defined meta:name="Info 1"/>
    <meta:user-defined meta:name="Info 2"/>
    <meta:user-defined meta:name="Info 3"/>
    <meta:user-defined meta:name="Info 4"/>
    <meta:document-statistic meta:table-count="48" meta:image-count="0" meta:object-count="0" meta:page-count="1" meta:paragraph-count="55" meta:word-count="10" meta:character-count="174"/>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